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s</text:p>
      <text:p text:style-name="Standard"/>
      <text:p text:style-name="Standard">course_create</text:p>
      <text:p text:style-name="Standard"/>
      <text:p text:style-name="Standard">course_edit</text:p>
      <text:p text:style-name="Standard"/>
      <text:p text:style-name="Standard">course_get</text:p>
      <text:p text:style-name="Standard"/>
      <text:p text:style-name="Standard">course_dele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ameron Palmer</meta:initial-creator>
    <meta:creation-date>2006-10-21T12:37:56</meta:creation-date>
    <dc:creator>Cameron Palmer</dc:creator>
    <dc:date>2006-10-21T13:05:58</dc:date>
    <dc:language>en-US</dc:language>
    <meta:editing-cycles>2</meta:editing-cycles>
    <meta:editing-duration>PT12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" meta:character-count="54"/>
  </office:meta>
</office:document-meta>
</file>